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8cm"/>
    </style:style>
    <style:style style:name="co2" style:family="table-column">
      <style:table-column-properties fo:break-before="auto" style:column-width="9.273cm"/>
    </style:style>
    <style:style style:name="co3" style:family="table-column">
      <style:table-column-properties fo:break-before="auto" style:column-width="18.762cm"/>
    </style:style>
    <style:style style:name="co4" style:family="table-column">
      <style:table-column-properties fo:break-before="auto" style:column-width="18.902cm"/>
    </style:style>
    <style:style style:name="co5" style:family="table-column">
      <style:table-column-properties fo:break-before="auto" style:column-width="15.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Stopword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English translation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Reason</text:p>
          </table:table-cell>
        </table:table-row>
        <table:table-row table:style-name="ro1">
          <table:table-cell office:value-type="string">
            <text:p>meine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city in Germany</text:p>
          </table:table-cell>
        </table:table-row>
        <table:table-row table:style-name="ro1">
          <table:table-cell office:value-type="string">
            <text:p>anders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SW-20111107.csv|stopwords-forbidden-GE-20120107.csv</text:p>
          </table:table-cell>
          <table:table-cell office:value-type="string">
            <text:p>A surname|Surname</text:p>
          </table:table-cell>
        </table:table-row>
        <table:table-row table:style-name="ro1">
          <table:table-cell office:value-type="string">
            <text:p>sondern</text:p>
          </table:table-cell>
          <table:table-cell office:value-type="string">
            <text:p>GERMAN</text:p>
          </table:table-cell>
          <table:table-cell office:value-type="string">
            <text:p>but</text:p>
          </table:table-cell>
          <table:table-cell office:value-type="string">
            <text:p>stopwords-forbidden-GE-20120107.csv</text:p>
          </table:table-cell>
          <table:table-cell office:value-type="string">
            <text:p>city in Germany</text:p>
          </table:table-cell>
        </table:table-row>
        <table:table-row table:style-name="ro1">
          <table:table-cell office:value-type="string">
            <text:p>dazu</text:p>
          </table:table-cell>
          <table:table-cell office:value-type="string">
            <text:p>GERMAN</text:p>
          </table:table-cell>
          <table:table-cell office:value-type="string">
            <text:p>to that</text:p>
          </table:table-cell>
          <table:table-cell office:value-type="string">
            <text:p>stopwords-forbidden-GE-20120107.csv</text:p>
          </table:table-cell>
          <table:table-cell office:value-type="string">
            <text:p>Cave arch in China, which is part of UNESCO-Cultural Heritage of the World</text:p>
          </table:table-cell>
        </table:table-row>
        <table:table-row table:style-name="ro1">
          <table:table-cell office:value-type="string">
            <text:p>esse</text:p>
          </table:table-cell>
          <table:table-cell office:value-type="string">
            <text:p>PORTUGUESE</text:p>
          </table:table-cell>
          <table:table-cell office:value-type="string">
            <text:p>that</text:p>
          </table:table-cell>
          <table:table-cell office:value-type="string">
            <text:p>stopwords-forbidden-FR-20111013.csv</text:p>
          </table:table-cell>
          <table:table-cell office:value-type="string">
            <text:p>means linchpin (?)</text:p>
          </table:table-cell>
        </table:table-row>
        <table:table-row table:style-name="ro1">
          <table:table-cell office:value-type="string">
            <text:p>este</text:p>
          </table:table-cell>
          <table:table-cell office:value-type="string">
            <text:p>PORTUGUESE|SPANISH</text:p>
          </table:table-cell>
          <table:table-cell office:value-type="string">
            <text:p>this|this</text:p>
          </table:table-cell>
          <table:table-cell office:value-type="string">
            <text:p>stopwords-forbidden-FR-20111013.csv</text:p>
          </table:table-cell>
          <table:table-cell office:value-type="string">
            <text:p>family name</text:p>
          </table:table-cell>
        </table:table-row>
        <table:table-row table:style-name="ro1">
          <table:table-cell office:value-type="string">
            <text:p>étée</text:p>
          </table:table-cell>
          <table:table-cell office:value-type="string">
            <text:p>FRENCH</text:p>
          </table:table-cell>
          <table:table-cell/>
          <table:table-cell office:value-type="string">
            <text:p>stopwords-forbidden-FR-20111013.csv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string">
            <text:p>jak</text:p>
          </table:table-cell>
          <table:table-cell office:value-type="string">
            <text:p>POLISH</text:p>
          </table:table-cell>
          <table:table-cell/>
          <table:table-cell office:value-type="string">
            <text:p>stopwords-forbidden-SW-20111107.csv</text:p>
          </table:table-cell>
          <table:table-cell office:value-type="string">
            <text:p>a Yak</text:p>
          </table:table-cell>
        </table:table-row>
        <table:table-row table:style-name="ro1">
          <table:table-cell office:value-type="string">
            <text:p>tanto</text:p>
          </table:table-cell>
          <table:table-cell office:value-type="string">
            <text:p>SPANISH</text:p>
          </table:table-cell>
          <table:table-cell office:value-type="string">
            <text:p>so much, many</text:p>
          </table:table-cell>
          <table:table-cell office:value-type="string">
            <text:p>stopwords-forbidden-PT-20110831.csv</text:p>
          </table:table-cell>
          <table:table-cell office:value-type="string">
            <text:p>so much, many</text:p>
          </table:table-cell>
        </table:table-row>
        <table:table-row table:style-name="ro1">
          <table:table-cell office:value-type="string">
            <text:p>mein</text:p>
          </table:table-cell>
          <table:table-cell office:value-type="string">
            <text:p>GERMAN</text:p>
          </table:table-cell>
          <table:table-cell office:value-type="string">
            <text:p>my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einiges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“Einiges Russland” is a party</text:p>
          </table:table-cell>
        </table:table-row>
        <table:table-row table:style-name="ro1">
          <table:table-cell office:value-type="string">
            <text:p>einig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city in Switzerland</text:p>
          </table:table-cell>
        </table:table-row>
        <table:table-row table:style-name="ro1">
          <table:table-cell office:value-type="string">
            <text:p>todo</text:p>
          </table:table-cell>
          <table:table-cell office:value-type="string">
            <text:p>SPANISH</text:p>
          </table:table-cell>
          <table:table-cell office:value-type="string">
            <text:p>all</text:p>
          </table:table-cell>
          <table:table-cell office:value-type="string">
            <text:p>stopwords-forbidden-PT-20110831.csv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string">
            <text:p>jos</text:p>
          </table:table-cell>
          <table:table-cell office:value-type="string">
            <text:p>FINNISH</text:p>
          </table:table-cell>
          <table:table-cell office:value-type="string">
            <text:p>if</text:p>
          </table:table-cell>
          <table:table-cell office:value-type="string">
            <text:p>stopwords-forbidden-SW-20111107.csv</text:p>
          </table:table-cell>
          <table:table-cell office:value-type="string">
            <text:p>juice</text:p>
          </table:table-cell>
        </table:table-row>
        <table:table-row table:style-name="ro1">
          <table:table-cell office:value-type="string">
            <text:p>manche</text:p>
          </table:table-cell>
          <table:table-cell office:value-type="string">
            <text:p>GERMAN</text:p>
          </table:table-cell>
          <table:table-cell office:value-type="string">
            <text:p>some, many a</text:p>
          </table:table-cell>
          <table:table-cell office:value-type="string">
            <text:p>stopwords-forbidden-FR-20111013.csv|stopwords-forbidden-GE-20120107.csv</text:p>
          </table:table-cell>
          <table:table-cell office:value-type="string">
            <text:p>place name in France and in Spain, means also the Channel, and sleeve|departement in France</text:p>
          </table:table-cell>
        </table:table-row>
        <table:table-row table:style-name="ro1">
          <table:table-cell office:value-type="string">
            <text:p>ours</text:p>
          </table:table-cell>
          <table:table-cell office:value-type="string">
            <text:p>ENGLISH</text:p>
          </table:table-cell>
          <table:table-cell office:value-type="string">
            <text:p>possessive pronoun</text:p>
          </table:table-cell>
          <table:table-cell office:value-type="string">
            <text:p>stopwords-forbidden-FR-20111013.csv</text:p>
          </table:table-cell>
          <table:table-cell office:value-type="string">
            <text:p>bear</text:p>
          </table:table-cell>
        </table:table-row>
        <table:table-row table:style-name="ro1">
          <table:table-cell office:value-type="string">
            <text:p>est</text:p>
          </table:table-cell>
          <table:table-cell office:value-type="string">
            <text:p>FRENCH</text:p>
          </table:table-cell>
          <table:table-cell/>
          <table:table-cell office:value-type="string">
            <text:p>stopwords-forbidden-FR-20111013.csv|stopwords-forbidden-SW-20111107.csv</text:p>
          </table:table-cell>
          <table:table-cell office:value-type="string">
            <text:p>means east|a person from Estonia</text:p>
          </table:table-cell>
        </table:table-row>
        <table:table-row table:style-name="ro1">
          <table:table-cell office:value-type="string">
            <text:p>ist</text:p>
          </table:table-cell>
          <table:table-cell office:value-type="string">
            <text:p>GERMAN</text:p>
          </table:table-cell>
          <table:table-cell office:value-type="string">
            <text:p>is</text:p>
          </table:table-cell>
          <table:table-cell office:value-type="string">
            <text:p>stopwords-forbidden-GE-20120107.csv</text:p>
          </table:table-cell>
          <table:table-cell office:value-type="string">
            <text:p>Abbreviation for different items, different other significations</text:p>
          </table:table-cell>
        </table:table-row>
        <table:table-row table:style-name="ro1">
          <table:table-cell office:value-type="string">
            <text:p>oder</text:p>
          </table:table-cell>
          <table:table-cell office:value-type="string">
            <text:p>GERMAN</text:p>
          </table:table-cell>
          <table:table-cell office:value-type="string">
            <text:p>or</text:p>
          </table:table-cell>
          <table:table-cell office:value-type="string">
            <text:p>stopwords-forbidden-GE-20120107.csv</text:p>
          </table:table-cell>
          <table:table-cell office:value-type="string">
            <text:p>river</text:p>
          </table:table-cell>
        </table:table-row>
        <table:table-row table:style-name="ro1">
          <table:table-cell office:value-type="string">
            <text:p>hier</text:p>
          </table:table-cell>
          <table:table-cell office:value-type="string">
            <text:p>DUTCH|GERMAN</text:p>
          </table:table-cell>
          <table:table-cell office:value-type="string">
            <text:p>here|here</text:p>
          </table:table-cell>
          <table:table-cell office:value-type="string">
            <text:p>stopwords-forbidden-FR-20111013.csv</text:p>
          </table:table-cell>
          <table:table-cell office:value-type="string">
            <text:p>yesterday</text:p>
          </table:table-cell>
        </table:table-row>
        <table:table-row table:style-name="ro1">
          <table:table-cell office:value-type="string">
            <text:p>durante</text:p>
          </table:table-cell>
          <table:table-cell office:value-type="string">
            <text:p>SPANISH</text:p>
          </table:table-cell>
          <table:table-cell office:value-type="string">
            <text:p>during</text:p>
          </table:table-cell>
          <table:table-cell office:value-type="string">
            <text:p>stopwords-forbidden-PT-20110831.csv</text:p>
          </table:table-cell>
          <table:table-cell office:value-type="string">
            <text:p>during, while</text:p>
          </table:table-cell>
        </table:table-row>
        <table:table-row table:style-name="ro1">
          <table:table-cell office:value-type="string">
            <text:p>eus</text:p>
          </table:table-cell>
          <table:table-cell office:value-type="string">
            <text:p>FRENCH</text:p>
          </table:table-cell>
          <table:table-cell/>
          <table:table-cell office:value-type="string">
            <text:p>stopwords-forbidden-FR-20111013.csv</text:p>
          </table:table-cell>
          <table:table-cell office:value-type="string">
            <text:p>place name in France</text:p>
          </table:table-cell>
        </table:table-row>
        <table:table-row table:style-name="ro1">
          <table:table-cell office:value-type="string">
            <text:p>nun</text:p>
          </table:table-cell>
          <table:table-cell office:value-type="string">
            <text:p>GERMAN</text:p>
          </table:table-cell>
          <table:table-cell office:value-type="string">
            <text:p>now</text:p>
          </table:table-cell>
          <table:table-cell office:value-type="string">
            <text:p>stopwords-forbidden-GE-20120107.csv</text:p>
          </table:table-cell>
          <table:table-cell office:value-type="string">
            <text:p>river</text:p>
          </table:table-cell>
        </table:table-row>
        <table:table-row table:style-name="ro1">
          <table:table-cell office:value-type="string">
            <text:p>nur</text:p>
          </table:table-cell>
          <table:table-cell office:value-type="string">
            <text:p>GERMAN</text:p>
          </table:table-cell>
          <table:table-cell office:value-type="string">
            <text:p>only</text:p>
          </table:table-cell>
          <table:table-cell office:value-type="string">
            <text:p>stopwords-forbidden-GE-20120107.csv</text:p>
          </table:table-cell>
          <table:table-cell office:value-type="string">
            <text:p>river</text:p>
          </table:table-cell>
        </table:table-row>
        <table:table-row table:style-name="ro1">
          <table:table-cell office:value-type="string">
            <text:p>foss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forbidden-FR-20111013.csv|stopwords-forbidden-SW-20111107.csv</text:p>
          </table:table-cell>
          <table:table-cell office:value-type="string">
            <text:p>means pit or grave|a surname</text:p>
          </table:table-cell>
        </table:table-row>
        <table:table-row table:style-name="ro1">
          <table:table-cell office:value-type="string">
            <text:p>ohne</text:p>
          </table:table-cell>
          <table:table-cell office:value-type="string">
            <text:p>GERMAN</text:p>
          </table:table-cell>
          <table:table-cell office:value-type="string">
            <text:p>without</text:p>
          </table:table-cell>
          <table:table-cell office:value-type="string">
            <text:p>stopwords-forbidden-GE-20120107.csv</text:p>
          </table:table-cell>
          <table:table-cell office:value-type="string">
            <text:p>city in Germany</text:p>
          </table:table-cell>
        </table:table-row>
        <table:table-row table:style-name="ro1">
          <table:table-cell office:value-type="string">
            <text:p>ihrer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era</text:p>
          </table:table-cell>
          <table:table-cell office:value-type="string">
            <text:p>PORTUGUESE|SPANISH|SWEDISH</text:p>
          </table:table-cell>
          <table:table-cell office:value-type="string">
            <text:p>||your</text:p>
          </table:table-cell>
          <table:table-cell office:value-type="string">
            <text:p>stopwords-forbidden-SW-20111107.csv</text:p>
          </table:table-cell>
          <table:table-cell office:value-type="string">
            <text:p>an era (time)</text:p>
          </table:table-cell>
        </table:table-row>
        <table:table-row table:style-name="ro1">
          <table:table-cell office:value-type="string">
            <text:p>ihr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city in Germany</text:p>
          </table:table-cell>
        </table:table-row>
        <table:table-row table:style-name="ro1">
          <table:table-cell office:value-type="string">
            <text:p>ander</text:p>
          </table:table-cell>
          <table:table-cell office:value-type="string">
            <text:p>GERMAN</text:p>
          </table:table-cell>
          <table:table-cell office:value-type="string">
            <text:p>other</text:p>
          </table:table-cell>
          <table:table-cell office:value-type="string">
            <text:p>stopwords-forbidden-SW-20111107.csv|stopwords-forbidden-GE-20120107.csv</text:p>
          </table:table-cell>
          <table:table-cell office:value-type="string">
            <text:p>a name|Surname</text:p>
          </table:table-cell>
        </table:table-row>
        <table:table-row table:style-name="ro1">
          <table:table-cell office:value-type="string">
            <text:p>no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forbidden-SW-20111107.csv</text:p>
          </table:table-cell>
          <table:table-cell office:value-type="string">
            <text:p>note</text:p>
          </table:table-cell>
        </table:table-row>
        <table:table-row table:style-name="ro1">
          <table:table-cell office:value-type="string">
            <text:p>nos</text:p>
          </table:table-cell>
          <table:table-cell office:value-type="string">
            <text:p>FRENCH|PORTUGUESE|SPANISH</text:p>
          </table:table-cell>
          <table:table-cell office:value-type="string">
            <text:p>our (pl)|em + os, us|us</text:p>
          </table:table-cell>
          <table:table-cell office:value-type="string">
            <text:p>stopwords-forbidden-SW-20111107.csv</text:p>
          </table:table-cell>
          <table:table-cell office:value-type="string">
            <text:p>snout</text:p>
          </table:table-cell>
        </table:table-row>
        <table:table-row table:style-name="ro1">
          <table:table-cell office:value-type="string">
            <text:p>noch</text:p>
          </table:table-cell>
          <table:table-cell office:value-type="string">
            <text:p>GERMAN</text:p>
          </table:table-cell>
          <table:table-cell office:value-type="string">
            <text:p>still, yet</text:p>
          </table:table-cell>
          <table:table-cell office:value-type="string">
            <text:p>stopwords-forbidden-GE-20120107.csv</text:p>
          </table:table-cell>
          <table:table-cell office:value-type="string">
            <text:p>river, etc.</text:p>
          </table:table-cell>
        </table:table-row>
        <table:table-row table:style-name="ro1">
          <table:table-cell office:value-type="string">
            <text:p>jene</text:p>
          </table:table-cell>
          <table:table-cell office:value-type="string">
            <text:p>GERMAN</text:p>
          </table:table-cell>
          <table:table-cell office:value-type="string">
            <text:p>that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viel</text:p>
          </table:table-cell>
          <table:table-cell office:value-type="string">
            <text:p>GERMAN</text:p>
          </table:table-cell>
          <table:table-cell office:value-type="string">
            <text:p>much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aber</text:p>
          </table:table-cell>
          <table:table-cell office:value-type="string">
            <text:p>GERMAN</text:p>
          </table:table-cell>
          <table:table-cell office:value-type="string">
            <text:p>but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würde</text:p>
          </table:table-cell>
          <table:table-cell office:value-type="string">
            <text:p>GERMAN</text:p>
          </table:table-cell>
          <table:table-cell office:value-type="string">
            <text:p>would</text:p>
          </table:table-cell>
          <table:table-cell office:value-type="string">
            <text:p>stopwords-forbidden-GE-20120107.csv</text:p>
          </table:table-cell>
          <table:table-cell office:value-type="string">
            <text:p>dignity</text:p>
          </table:table-cell>
        </table:table-row>
        <table:table-row table:style-name="ro1">
          <table:table-cell office:value-type="string">
            <text:p>onc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forbidden-FR-20111013.csv</text:p>
          </table:table-cell>
          <table:table-cell office:value-type="string">
            <text:p>unit of measurement (ounce) and sort of panther</text:p>
          </table:table-cell>
        </table:table-row>
        <table:table-row table:style-name="ro1">
          <table:table-cell office:value-type="string">
            <text:p>sie</text:p>
          </table:table-cell>
          <table:table-cell office:value-type="string">
            <text:p>GERMAN</text:p>
          </table:table-cell>
          <table:table-cell office:value-type="string">
            <text:p>they, she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weg</text:p>
          </table:table-cell>
          <table:table-cell office:value-type="string">
            <text:p>GERMAN</text:p>
          </table:table-cell>
          <table:table-cell office:value-type="string">
            <text:p>away, off</text:p>
          </table:table-cell>
          <table:table-cell office:value-type="string">
            <text:p>stopwords-forbidden-GE-20120107.csv</text:p>
          </table:table-cell>
          <table:table-cell office:value-type="string">
            <text:p>Different nouns (way, method, channel etc.)</text:p>
          </table:table-cell>
        </table:table-row>
        <table:table-row table:style-name="ro1">
          <table:table-cell office:value-type="string">
            <text:p>mich</text:p>
          </table:table-cell>
          <table:table-cell office:value-type="string">
            <text:p>GERMAN</text:p>
          </table:table-cell>
          <table:table-cell office:value-type="string">
            <text:p>me</text:p>
          </table:table-cell>
          <table:table-cell office:value-type="string">
            <text:p>stopwords-forbidden-GE-20120107.csv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string">
            <text:p>sans</text:p>
          </table:table-cell>
          <table:table-cell office:value-type="string">
            <text:p>FRENCH</text:p>
          </table:table-cell>
          <table:table-cell office:value-type="string">
            <text:p>without</text:p>
          </table:table-cell>
          <table:table-cell office:value-type="string">
            <text:p>stopwords-forbidden-SW-20111107.csv</text:p>
          </table:table-cell>
          <table:table-cell office:value-type="string">
            <text:p>sense</text:p>
          </table:table-cell>
        </table:table-row>
        <table:table-row table:style-name="ro1">
          <table:table-cell office:value-type="string">
            <text:p>cette</text:p>
          </table:table-cell>
          <table:table-cell office:value-type="string">
            <text:p>FRENCH</text:p>
          </table:table-cell>
          <table:table-cell office:value-type="string">
            <text:p>this</text:p>
          </table:table-cell>
          <table:table-cell office:value-type="string">
            <text:p>stopwords-forbidden-FR-20111013.csv</text:p>
          </table:table-cell>
          <table:table-cell office:value-type="string">
            <text:p>ancient name of Sète, place name</text:p>
          </table:table-cell>
        </table:table-row>
        <table:table-row table:style-name="ro1">
          <table:table-cell office:value-type="string">
            <text:p>eine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River in Germany</text:p>
          </table:table-cell>
        </table:table-row>
        <table:table-row table:style-name="ro1">
          <table:table-cell office:value-type="string">
            <text:p>wir</text:p>
          </table:table-cell>
          <table:table-cell office:value-type="string">
            <text:p>GERMAN</text:p>
          </table:table-cell>
          <table:table-cell office:value-type="string">
            <text:p>we</text:p>
          </table:table-cell>
          <table:table-cell office:value-type="string">
            <text:p>stopwords-forbidden-GE-20120107.csv</text:p>
          </table:table-cell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wie</text:p>
          </table:table-cell>
          <table:table-cell office:value-type="string">
            <text:p>DUTCH|GERMAN</text:p>
          </table:table-cell>
          <table:table-cell office:value-type="string">
            <text:p>who|how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sen</text:p>
          </table:table-cell>
          <table:table-cell office:value-type="string">
            <text:p>FINNISH</text:p>
          </table:table-cell>
          <table:table-cell office:value-type="string">
            <text:p>it</text:p>
          </table:table-cell>
          <table:table-cell office:value-type="string">
            <text:p>stopwords-forbidden-SW-20111107.csv</text:p>
          </table:table-cell>
          <table:table-cell office:value-type="string">
            <text:p>late</text:p>
          </table:table-cell>
        </table:table-row>
        <table:table-row table:style-name="ro1">
          <table:table-cell office:value-type="string">
            <text:p>sou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forbidden-FR-20111013.csv</text:p>
          </table:table-cell>
          <table:table-cell office:value-type="string">
            <text:p>means money (approximatively)</text:p>
          </table:table-cell>
        </table:table-row>
        <table:table-row table:style-name="ro1">
          <table:table-cell office:value-type="string">
            <text:p>son</text:p>
          </table:table-cell>
          <table:table-cell office:value-type="string">
            <text:p>FRENCH|SPANISH</text:p>
          </table:table-cell>
          <table:table-cell office:value-type="string">
            <text:p>his, her (masc)|</text:p>
          </table:table-cell>
          <table:table-cell office:value-type="string">
            <text:p>stopwords-forbidden-FR-20111013.csv|stopwords-forbidden-SW-20111107.csv</text:p>
          </table:table-cell>
          <table:table-cell office:value-type="string">
            <text:p>means also a part of the cereal|son</text:p>
          </table:table-cell>
        </table:table-row>
        <table:table-row table:style-name="ro1">
          <table:table-cell office:value-type="string">
            <text:p>hatten</text:p>
          </table:table-cell>
          <table:table-cell office:value-type="string">
            <text:p>GERMAN</text:p>
          </table:table-cell>
          <table:table-cell office:value-type="string">
            <text:p>had</text:p>
          </table:table-cell>
          <table:table-cell office:value-type="string">
            <text:p>stopwords-forbidden-GE-20120107.csv</text:p>
          </table:table-cell>
          <table:table-cell office:value-type="string">
            <text:p>city in Germany</text:p>
          </table:table-cell>
        </table:table-row>
        <table:table-row table:style-name="ro1">
          <table:table-cell office:value-type="string">
            <text:p>kon</text:p>
          </table:table-cell>
          <table:table-cell office:value-type="string">
            <text:p>DUTCH</text:p>
          </table:table-cell>
          <table:table-cell office:value-type="string">
            <text:p>could, past tense of 'to be able'</text:p>
          </table:table-cell>
          <table:table-cell office:value-type="string">
            <text:p>stopwords-forbidden-SW-20111107.csv</text:p>
          </table:table-cell>
          <table:table-cell office:value-type="string">
            <text:p>The cow</text:p>
          </table:table-cell>
        </table:table-row>
        <table:table-row table:style-name="ro1">
          <table:table-cell office:value-type="string">
            <text:p>etwas</text:p>
          </table:table-cell>
          <table:table-cell office:value-type="string">
            <text:p>GERMAN</text:p>
          </table:table-cell>
          <table:table-cell office:value-type="string">
            <text:p>something</text:p>
          </table:table-cell>
          <table:table-cell office:value-type="string">
            <text:p>stopwords-forbidden-GE-20120107.csv</text:p>
          </table:table-cell>
          <table:table-cell office:value-type="string">
            <text:p>Different groups etc.</text:p>
          </table:table-cell>
        </table:table-row>
        <table:table-row table:style-name="ro1">
          <table:table-cell office:value-type="string">
            <text:p>sobre</text:p>
          </table:table-cell>
          <table:table-cell office:value-type="string">
            <text:p>SPANISH</text:p>
          </table:table-cell>
          <table:table-cell office:value-type="string">
            <text:p>on</text:p>
          </table:table-cell>
          <table:table-cell office:value-type="string">
            <text:p>stopwords-forbidden-PT-20110831.csv</text:p>
          </table:table-cell>
          <table:table-cell office:value-type="string">
            <text:p>on, over</text:p>
          </table:table-cell>
        </table:table-row>
        <table:table-row table:style-name="ro1">
          <table:table-cell office:value-type="string">
            <text:p>was</text:p>
          </table:table-cell>
          <table:table-cell office:value-type="string">
            <text:p>DUTCH|ENGLISH|GERMAN</text:p>
          </table:table-cell>
          <table:table-cell office:value-type="string">
            <text:p>(1) was, past tense of all persons sing. of 'zijn' (to be) (2) wax, (3) the washing, (4) rise of river|1st person, past|what</text:p>
          </table:table-cell>
          <table:table-cell office:value-type="string">
            <text:p>stopwords-forbidden-GE-20120107.csv</text:p>
          </table:table-cell>
          <table:table-cell office:value-type="string">
            <text:p>Surname, Abbreviation for different items</text:p>
          </table:table-cell>
        </table:table-row>
        <table:table-row table:style-name="ro1">
          <table:table-cell office:value-type="string">
            <text:p>estiv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forbidden-FR-20111013.csv</text:p>
          </table:table-cell>
          <table:table-cell office:value-type="string">
            <text:p>means summer pasture</text:p>
          </table:table-cell>
        </table:table-row>
        <table:table-row table:style-name="ro1">
          <table:table-cell office:value-type="string">
            <text:p>quelle</text:p>
          </table:table-cell>
          <table:table-cell office:value-type="string">
            <text:p>FRENCH</text:p>
          </table:table-cell>
          <table:table-cell office:value-type="string">
            <text:p>which</text:p>
          </table:table-cell>
          <table:table-cell office:value-type="string">
            <text:p>stopwords-forbidden-GE-20120107.csv</text:p>
          </table:table-cell>
          <table:table-cell office:value-type="string">
            <text:p>Fountain, source, origin</text:p>
          </table:table-cell>
        </table:table-row>
        <table:table-row table:style-name="ro1">
          <table:table-cell office:value-type="string">
            <text:p>tegen</text:p>
          </table:table-cell>
          <table:table-cell office:value-type="string">
            <text:p>DUTCH</text:p>
          </table:table-cell>
          <table:table-cell office:value-type="string">
            <text:p>against, towards, at</text:p>
          </table:table-cell>
          <table:table-cell office:value-type="string">
            <text:p>stopwords-forbidden-SW-20111107.csv</text:p>
          </table:table-cell>
          <table:table-cell office:value-type="string">
            <text:p>The field</text:p>
          </table:table-cell>
        </table:table-row>
        <table:table-row table:style-name="ro1">
          <table:table-cell office:value-type="string">
            <text:p>ante</text:p>
          </table:table-cell>
          <table:table-cell office:value-type="string">
            <text:p>SPANISH</text:p>
          </table:table-cell>
          <table:table-cell office:value-type="string">
            <text:p>before</text:p>
          </table:table-cell>
          <table:table-cell office:value-type="string">
            <text:p>stopwords-forbidden-PT-20110831.csv</text:p>
          </table:table-cell>
          <table:table-cell office:value-type="string">
            <text:p>before</text:p>
          </table:table-cell>
        </table:table-row>
        <table:table-row table:style-name="ro1">
          <table:table-cell office:value-type="string">
            <text:p>wieder</text:p>
          </table:table-cell>
          <table:table-cell office:value-type="string">
            <text:p>GERMAN</text:p>
          </table:table-cell>
          <table:table-cell office:value-type="string">
            <text:p>again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weil</text:p>
          </table:table-cell>
          <table:table-cell office:value-type="string">
            <text:p>GERMAN</text:p>
          </table:table-cell>
          <table:table-cell office:value-type="string">
            <text:p>because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welche</text:p>
          </table:table-cell>
          <table:table-cell office:value-type="string">
            <text:p>GERMAN</text:p>
          </table:table-cell>
          <table:table-cell office:value-type="string">
            <text:p>which</text:p>
          </table:table-cell>
          <table:table-cell office:value-type="string">
            <text:p>stopwords-forbidden-GE-20120107.csv</text:p>
          </table:table-cell>
          <table:table-cell office:value-type="string">
            <text:p>Dialekt im Elsass</text:p>
          </table:table-cell>
        </table:table-row>
        <table:table-row table:style-name="ro1">
          <table:table-cell office:value-type="string">
            <text:p>all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allem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alles</text:p>
          </table:table-cell>
          <table:table-cell office:value-type="string">
            <text:p>DUTCH|GERMAN</text:p>
          </table:table-cell>
          <table:table-cell office:value-type="string">
            <text:p>all, everything, anything|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aller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River in Germany</text:p>
          </table:table-cell>
        </table:table-row>
        <table:table-row table:style-name="ro1">
          <table:table-cell office:value-type="string">
            <text:p>desde</text:p>
          </table:table-cell>
          <table:table-cell office:value-type="string">
            <text:p>SPANISH</text:p>
          </table:table-cell>
          <table:table-cell office:value-type="string">
            <text:p>from</text:p>
          </table:table-cell>
          <table:table-cell office:value-type="string">
            <text:p>stopwords-forbidden-PT-20110831.csv</text:p>
          </table:table-cell>
          <table:table-cell office:value-type="string">
            <text:p>from</text:p>
          </table:table-cell>
        </table:table-row>
        <table:table-row table:style-name="ro1">
          <table:table-cell office:value-type="string">
            <text:p>zur</text:p>
          </table:table-cell>
          <table:table-cell office:value-type="string">
            <text:p>GERMAN</text:p>
          </table:table-cell>
          <table:table-cell office:value-type="string">
            <text:p>zu + der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meiner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mein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tak</text:p>
          </table:table-cell>
          <table:table-cell office:value-type="string">
            <text:p>POLISH</text:p>
          </table:table-cell>
          <table:table-cell/>
          <table:table-cell office:value-type="string">
            <text:p>stopwords-forbidden-SW-20111107.csv</text:p>
          </table:table-cell>
          <table:table-cell office:value-type="string">
            <text:p>roof</text:p>
          </table:table-cell>
        </table:table-row>
        <table:table-row table:style-name="ro1">
          <table:table-cell office:value-type="string">
            <text:p>for</text:p>
          </table:table-cell>
          <table:table-cell office:value-type="string">
            <text:p>ENGLISH|PORTUGUESE</text:p>
          </table:table-cell>
          <table:table-cell office:value-type="string">
            <text:p>|</text:p>
          </table:table-cell>
          <table:table-cell office:value-type="string">
            <text:p>stopwords-forbidden-FR-20111013.csv</text:p>
          </table:table-cell>
          <table:table-cell office:value-type="string">
            <text:p>Means ?</text:p>
          </table:table-cell>
        </table:table-row>
        <table:table-row table:style-name="ro1">
          <table:table-cell office:value-type="string">
            <text:p>seine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FR-20111013.csv|stopwords-forbidden-GE-20120107.csv</text:p>
          </table:table-cell>
          <table:table-cell office:value-type="string">
            <text:p>place name and name of a river|River in France</text:p>
          </table:table-cell>
        </table:table-row>
        <table:table-row table:style-name="ro1">
          <table:table-cell office:value-type="string">
            <text:p>fût</text:p>
          </table:table-cell>
          <table:table-cell office:value-type="string">
            <text:p>FRENCH</text:p>
          </table:table-cell>
          <table:table-cell/>
          <table:table-cell office:value-type="string">
            <text:p>stopwords-forbidden-FR-20111013.csv</text:p>
          </table:table-cell>
          <table:table-cell office:value-type="string">
            <text:p>means barrel</text:p>
          </table:table-cell>
        </table:table-row>
        <table:table-row table:style-name="ro1">
          <table:table-cell office:value-type="string">
            <text:p>solche</text:p>
          </table:table-cell>
          <table:table-cell office:value-type="string">
            <text:p>GERMAN</text:p>
          </table:table-cell>
          <table:table-cell office:value-type="string">
            <text:p>such</text:p>
          </table:table-cell>
          <table:table-cell office:value-type="string">
            <text:p>stopwords-forbidden-GE-20120107.csv</text:p>
          </table:table-cell>
          <table:table-cell office:value-type="string">
            <text:p>musicians</text:p>
          </table:table-cell>
        </table:table-row>
        <table:table-row table:style-name="ro1">
          <table:table-cell office:value-type="string">
            <text:p>ont</text:p>
          </table:table-cell>
          <table:table-cell office:value-type="string">
            <text:p>FRENCH</text:p>
          </table:table-cell>
          <table:table-cell/>
          <table:table-cell office:value-type="string">
            <text:p>stopwords-forbidden-SW-20111107.csv</text:p>
          </table:table-cell>
          <table:table-cell office:value-type="string">
            <text:p>pain</text:p>
          </table:table-cell>
        </table:table-row>
        <table:table-row table:style-name="ro1">
          <table:table-cell office:value-type="string">
            <text:p>ayant</text:p>
          </table:table-cell>
          <table:table-cell office:value-type="string">
            <text:p>FRENCH</text:p>
          </table:table-cell>
          <table:table-cell/>
          <table:table-cell office:value-type="string">
            <text:p>stopwords-forbidden-FR-20111013.csv</text:p>
          </table:table-cell>
          <table:table-cell office:value-type="string">
            <text:p>part of ayant droit, means a person entitled</text:p>
          </table:table-cell>
        </table:table-row>
        <table:table-row table:style-name="ro1">
          <table:table-cell office:value-type="string">
            <text:p>vor</text:p>
          </table:table-cell>
          <table:table-cell office:value-type="string">
            <text:p>GERMAN</text:p>
          </table:table-cell>
          <table:table-cell office:value-type="string">
            <text:p>before</text:p>
          </table:table-cell>
          <table:table-cell office:value-type="string">
            <text:p>stopwords-forbidden-GE-20120107.csv</text:p>
          </table:table-cell>
          <table:table-cell office:value-type="string">
            <text:p>Different items</text:p>
          </table:table-cell>
        </table:table-row>
        <table:table-row table:style-name="ro1">
          <table:table-cell office:value-type="string">
            <text:p>bis</text:p>
          </table:table-cell>
          <table:table-cell office:value-type="string">
            <text:p>GERMAN</text:p>
          </table:table-cell>
          <table:table-cell office:value-type="string">
            <text:p>until</text:p>
          </table:table-cell>
          <table:table-cell office:value-type="string">
            <text:p>stopwords-forbidden-FR-20111013.csv|stopwords-forbidden-GE-20120107.csv</text:p>
          </table:table-cell>
          <table:table-cell office:value-type="string">
            <text:p>like bis, ter, quater...|Abbreviation for different items</text:p>
          </table:table-cell>
        </table:table-row>
        <table:table-row table:style-name="ro1">
          <table:table-cell office:value-type="string">
            <text:p>einig</text:p>
          </table:table-cell>
          <table:table-cell office:value-type="string">
            <text:p>GERMAN</text:p>
          </table:table-cell>
          <table:table-cell office:value-type="string">
            <text:p>some</text:p>
          </table:table-cell>
          <table:table-cell office:value-type="string">
            <text:p>stopwords-forbidden-GE-20120107.csv</text:p>
          </table:table-cell>
          <table:table-cell office:value-type="string">
            <text:p>city in Germany</text:p>
          </table:table-cell>
        </table:table-row>
        <table:table-row table:style-name="ro1">
          <table:table-cell office:value-type="string">
            <text:p>bin</text:p>
          </table:table-cell>
          <table:table-cell office:value-type="string">
            <text:p>GERMAN</text:p>
          </table:table-cell>
          <table:table-cell office:value-type="string">
            <text:p>am</text:p>
          </table:table-cell>
          <table:table-cell office:value-type="string">
            <text:p>stopwords-forbidden-SW-20111107.csv|stopwords-forbidden-GE-20120107.csv</text:p>
          </table:table-cell>
          <table:table-cell office:value-type="string">
            <text:p>bees|Surname</text:p>
          </table:table-cell>
        </table:table-row>
        <table:table-row table:style-name="ro1">
          <table:table-cell office:value-type="string">
            <text:p>avons</text:p>
          </table:table-cell>
          <table:table-cell office:value-type="string">
            <text:p>FRENCH</text:p>
          </table:table-cell>
          <table:table-cell/>
          <table:table-cell office:value-type="string">
            <text:p>stopwords-forbidden-SW-20111107.csv</text:p>
          </table:table-cell>
          <table:table-cell office:value-type="string">
            <text:p>carrion</text:p>
          </table:table-cell>
        </table:table-row>
        <table:table-row table:style-name="ro1">
          <table:table-cell office:value-type="string">
            <text:p>manches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FR-20111013.csv</text:p>
          </table:table-cell>
          <table:table-cell office:value-type="string">
            <text:p>means sleeves</text:p>
          </table:table-cell>
        </table:table-row>
        <table:table-row table:style-name="ro1">
          <table:table-cell office:value-type="string">
            <text:p>manch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algo</text:p>
          </table:table-cell>
          <table:table-cell office:value-type="string">
            <text:p>SPANISH</text:p>
          </table:table-cell>
          <table:table-cell office:value-type="string">
            <text:p>something</text:p>
          </table:table-cell>
          <table:table-cell office:value-type="string">
            <text:p>stopwords-forbidden-PT-20110831.csv</text:p>
          </table:table-cell>
          <table:table-cell office:value-type="string">
            <text:p>something</text:p>
          </table:table-cell>
        </table:table-row>
        <table:table-row table:style-name="ro1">
          <table:table-cell office:value-type="string">
            <text:p>han</text:p>
          </table:table-cell>
          <table:table-cell office:value-type="string">
            <text:p>SPANISH|SWEDISH</text:p>
          </table:table-cell>
          <table:table-cell office:value-type="string">
            <text:p>|he</text:p>
          </table:table-cell>
          <table:table-cell office:value-type="string">
            <text:p>stopwords-forbidden-FR-20111013.csv</text:p>
          </table:table-cell>
          <table:table-cell office:value-type="string">
            <text:p>name of the Chinese people and of a shell</text:p>
          </table:table-cell>
        </table:table-row>
        <table:table-row table:style-name="ro1">
          <table:table-cell office:value-type="string">
            <text:p>has</text:p>
          </table:table-cell>
          <table:table-cell office:value-type="string">
            <text:p>ENGLISH|SPANISH</text:p>
          </table:table-cell>
          <table:table-cell office:value-type="string">
            <text:p>-s form|</text:p>
          </table:table-cell>
          <table:table-cell office:value-type="string">
            <text:p>stopwords-forbidden-SW-20111107.csv</text:p>
          </table:table-cell>
          <table:table-cell office:value-type="string">
            <text:p>hindleg</text:p>
          </table:table-cell>
        </table:table-row>
        <table:table-row table:style-name="ro1">
          <table:table-cell office:value-type="string">
            <text:p>hat</text:p>
          </table:table-cell>
          <table:table-cell office:value-type="string">
            <text:p>GERMAN</text:p>
          </table:table-cell>
          <table:table-cell office:value-type="string">
            <text:p>has</text:p>
          </table:table-cell>
          <table:table-cell office:value-type="string">
            <text:p>stopwords-forbidden-GE-20120107.csv</text:p>
          </table:table-cell>
          <table:table-cell office:value-type="string">
            <text:p>Villages in the Ukraine</text:p>
          </table:table-cell>
        </table:table-row>
        <table:table-row table:style-name="ro1">
          <table:table-cell office:value-type="string">
            <text:p>hab</text:p>
          </table:table-cell>
          <table:table-cell office:value-type="string">
            <text:p>GERMAN</text:p>
          </table:table-cell>
          <table:table-cell office:value-type="string">
            <text:p>have</text:p>
          </table:table-cell>
          <table:table-cell office:value-type="string">
            <text:p>stopwords-forbidden-GE-20120107.csv</text:p>
          </table:table-cell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einem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einer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Title of a book, single (sculls), …</text:p>
          </table:table-cell>
        </table:table-row>
        <table:table-row table:style-name="ro1">
          <table:table-cell office:value-type="string">
            <text:p>das</text:p>
          </table:table-cell>
          <table:table-cell office:value-type="string">
            <text:p>GERMAN|PORTUGUESE</text:p>
          </table:table-cell>
          <table:table-cell office:value-type="string">
            <text:p>|de + as</text:p>
          </table:table-cell>
          <table:table-cell office:value-type="string">
            <text:p>stopwords-forbidden-GE-20120107.csv</text:p>
          </table:table-cell>
          <table:table-cell office:value-type="string">
            <text:p>Surname, Abbreviation for different items</text:p>
          </table:table-cell>
        </table:table-row>
        <table:table-row table:style-name="ro1">
          <table:table-cell office:value-type="string">
            <text:p>été</text:p>
          </table:table-cell>
          <table:table-cell office:value-type="string">
            <text:p>FRENCH</text:p>
          </table:table-cell>
          <table:table-cell/>
          <table:table-cell office:value-type="string">
            <text:p>stopwords-forbidden-FR-20111013.csv</text:p>
          </table:table-cell>
          <table:table-cell office:value-type="string">
            <text:p>means summer</text:p>
          </table:table-cell>
        </table:table-row>
        <table:table-row table:style-name="ro1">
          <table:table-cell office:value-type="string">
            <text:p>van</text:p>
          </table:table-cell>
          <table:table-cell office:value-type="string">
            <text:p>DUTCH</text:p>
          </table:table-cell>
          <table:table-cell office:value-type="string">
            <text:p>of, from</text:p>
          </table:table-cell>
          <table:table-cell office:value-type="string">
            <text:p>stopwords-forbidden-FR-20111013.csv</text:p>
          </table:table-cell>
          <table:table-cell office:value-type="string">
            <text:p>principal meaning : trailer, fan</text:p>
          </table:table-cell>
        </table:table-row>
        <table:table-row table:style-name="ro1">
          <table:table-cell office:value-type="string">
            <text:p>var</text:p>
          </table:table-cell>
          <table:table-cell office:value-type="string">
            <text:p>SWEDISH</text:p>
          </table:table-cell>
          <table:table-cell office:value-type="string">
            <text:p>where, each</text:p>
          </table:table-cell>
          <table:table-cell office:value-type="string">
            <text:p>stopwords-forbidden-FR-20111013.csv</text:p>
          </table:table-cell>
          <table:table-cell office:value-type="string">
            <text:p>name of a French department</text:p>
          </table:table-cell>
        </table:table-row>
        <table:table-row table:style-name="ro1">
          <table:table-cell office:value-type="string">
            <text:p>alle</text:p>
          </table:table-cell>
          <table:table-cell office:value-type="string">
            <text:p>GERMAN</text:p>
          </table:table-cell>
          <table:table-cell office:value-type="string">
            <text:p>all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pas</text:p>
          </table:table-cell>
          <table:table-cell office:value-type="string">
            <text:p>FRENCH</text:p>
          </table:table-cell>
          <table:table-cell office:value-type="string">
            <text:p>not</text:p>
          </table:table-cell>
          <table:table-cell office:value-type="string">
            <text:p>stopwords-forbidden-FR-20111013.csv</text:p>
          </table:table-cell>
          <table:table-cell office:value-type="string">
            <text:p>means also pace</text:p>
          </table:table-cell>
        </table:table-row>
        <table:table-row table:style-name="ro1">
          <table:table-cell office:value-type="string">
            <text:p>las</text:p>
          </table:table-cell>
          <table:table-cell office:value-type="string">
            <text:p>SPANISH</text:p>
          </table:table-cell>
          <table:table-cell office:value-type="string">
            <text:p>the, them</text:p>
          </table:table-cell>
          <table:table-cell office:value-type="string">
            <text:p>stopwords-forbidden-PT-20110831.csv|stopwords-forbidden-FR-20111013.csv</text:p>
          </table:table-cell>
          <table:table-cell office:value-type="string">
            <text:p>them|means tired</text:p>
          </table:table-cell>
        </table:table-row>
        <table:table-row table:style-name="ro1">
          <table:table-cell office:value-type="string">
            <text:p>todos</text:p>
          </table:table-cell>
          <table:table-cell office:value-type="string">
            <text:p>SPANISH</text:p>
          </table:table-cell>
          <table:table-cell office:value-type="string">
            <text:p>all</text:p>
          </table:table-cell>
          <table:table-cell office:value-type="string">
            <text:p>stopwords-forbidden-PT-20110831.csv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string">
            <text:p>will</text:p>
          </table:table-cell>
          <table:table-cell office:value-type="string">
            <text:p>GERMAN</text:p>
          </table:table-cell>
          <table:table-cell office:value-type="string">
            <text:p>want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eure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name of a French river and departement</text:p>
          </table:table-cell>
        </table:table-row>
        <table:table-row table:style-name="ro1">
          <table:table-cell office:value-type="string">
            <text:p>hin</text:p>
          </table:table-cell>
          <table:table-cell office:value-type="string">
            <text:p>GERMAN</text:p>
          </table:table-cell>
          <table:table-cell office:value-type="string">
            <text:p>there</text:p>
          </table:table-cell>
          <table:table-cell office:value-type="string">
            <text:p>stopwords-forbidden-SW-20111107.csv</text:p>
          </table:table-cell>
          <table:table-cell office:value-type="string">
            <text:p>the devil</text:p>
          </table:table-cell>
        </table:table-row>
        <table:table-row table:style-name="ro1">
          <table:table-cell office:value-type="string">
            <text:p>bei</text:p>
          </table:table-cell>
          <table:table-cell office:value-type="string">
            <text:p>GERMAN</text:p>
          </table:table-cell>
          <table:table-cell office:value-type="string">
            <text:p>by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minut</text:p>
          </table:table-cell>
          <table:table-cell office:value-type="string">
            <text:p>FINNISH</text:p>
          </table:table-cell>
          <table:table-cell office:value-type="string">
            <text:p>I</text:p>
          </table:table-cell>
          <table:table-cell office:value-type="string">
            <text:p>stopwords-forbidden-SW-20111107.csv</text:p>
          </table:table-cell>
          <table:table-cell office:value-type="string">
            <text:p>minute</text:p>
          </table:table-cell>
        </table:table-row>
        <table:table-row table:style-name="ro1">
          <table:table-cell office:value-type="string">
            <text:p>ben</text:p>
          </table:table-cell>
          <table:table-cell office:value-type="string">
            <text:p>DUTCH</text:p>
          </table:table-cell>
          <table:table-cell office:value-type="string">
            <text:p>(1) am, (2) 'are' in interrogative second person singular of 'to be'</text:p>
          </table:table-cell>
          <table:table-cell office:value-type="string">
            <text:p>stopwords-forbidden-SW-20111107.csv</text:p>
          </table:table-cell>
          <table:table-cell office:value-type="string">
            <text:p>Leg in Swedish</text:p>
          </table:table-cell>
        </table:table-row>
        <table:table-row table:style-name="ro1">
          <table:table-cell office:value-type="string">
            <text:p>sean</text:p>
          </table:table-cell>
          <table:table-cell office:value-type="string">
            <text:p>SPANISH</text:p>
          </table:table-cell>
          <table:table-cell/>
          <table:table-cell office:value-type="string">
            <text:p>stopwords-forbidden-FR-20111013.csv</text:p>
          </table:table-cell>
          <table:table-cell office:value-type="string">
            <text:p>very common first name in Irish</text:p>
          </table:table-cell>
        </table:table-row>
        <table:table-row table:style-name="ro1">
          <table:table-cell office:value-type="string">
            <text:p>aura</text:p>
          </table:table-cell>
          <table:table-cell office:value-type="string">
            <text:p>FRENCH</text:p>
          </table:table-cell>
          <table:table-cell/>
          <table:table-cell office:value-type="string">
            <text:p>stopwords-forbidden-FR-20111013.csv|stopwords-forbidden-SW-20111107.csv</text:p>
          </table:table-cell>
          <table:table-cell office:value-type="string">
            <text:p>means aura|aura</text:p>
          </table:table-cell>
        </table:table-row>
        <table:table-row table:style-name="ro1">
          <table:table-cell office:value-type="string">
            <text:p>also</text:p>
          </table:table-cell>
          <table:table-cell office:value-type="string">
            <text:p>GERMAN</text:p>
          </table:table-cell>
          <table:table-cell office:value-type="string">
            <text:p>so</text:p>
          </table:table-cell>
          <table:table-cell office:value-type="string">
            <text:p>stopwords-forbidden-GE-20120107.csv</text:p>
          </table:table-cell>
          <table:table-cell office:value-type="string">
            <text:p>A corporate group</text:p>
          </table:table-cell>
        </table:table-row>
        <table:table-row table:style-name="ro1">
          <table:table-cell office:value-type="string">
            <text:p>werden</text:p>
          </table:table-cell>
          <table:table-cell office:value-type="string">
            <text:p>GERMAN</text:p>
          </table:table-cell>
          <table:table-cell office:value-type="string">
            <text:p>will</text:p>
          </table:table-cell>
          <table:table-cell office:value-type="string">
            <text:p>stopwords-forbidden-GE-20120107.csv</text:p>
          </table:table-cell>
          <table:table-cell office:value-type="string">
            <text:p>Surname, City</text:p>
          </table:table-cell>
        </table:table-row>
        <table:table-row table:style-name="ro1">
          <table:table-cell office:value-type="string">
            <text:p>avions</text:p>
          </table:table-cell>
          <table:table-cell office:value-type="string">
            <text:p>FRENCH</text:p>
          </table:table-cell>
          <table:table-cell/>
          <table:table-cell office:value-type="string">
            <text:p>stopwords-forbidden-FR-20111013.csv</text:p>
          </table:table-cell>
          <table:table-cell office:value-type="string">
            <text:p>means planes</text:p>
          </table:table-cell>
        </table:table-row>
        <table:table-row table:style-name="ro1">
          <table:table-cell office:value-type="string">
            <text:p>euren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city in Germany</text:p>
          </table:table-cell>
        </table:table-row>
        <table:table-row table:style-name="ro1">
          <table:table-cell office:value-type="string">
            <text:p>eures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European Network</text:p>
          </table:table-cell>
        </table:table-row>
        <table:table-row table:style-name="ro1">
          <table:table-cell office:value-type="string">
            <text:p>los</text:p>
          </table:table-cell>
          <table:table-cell office:value-type="string">
            <text:p>SPANISH</text:p>
          </table:table-cell>
          <table:table-cell office:value-type="string">
            <text:p>the, them</text:p>
          </table:table-cell>
          <table:table-cell office:value-type="string">
            <text:p>stopwords-forbidden-PT-20110831.csv</text:p>
          </table:table-cell>
          <table:table-cell office:value-type="string">
            <text:p>them</text:p>
          </table:table-cell>
        </table:table-row>
        <table:table-row table:style-name="ro1">
          <table:table-cell office:value-type="string">
            <text:p>euch</text:p>
          </table:table-cell>
          <table:table-cell office:value-type="string">
            <text:p>GERMAN</text:p>
          </table:table-cell>
          <table:table-cell office:value-type="string">
            <text:p>to you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sehr</text:p>
          </table:table-cell>
          <table:table-cell office:value-type="string">
            <text:p>GERMAN</text:p>
          </table:table-cell>
          <table:table-cell office:value-type="string">
            <text:p>very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antes</text:p>
          </table:table-cell>
          <table:table-cell office:value-type="string">
            <text:p>SPANISH</text:p>
          </table:table-cell>
          <table:table-cell office:value-type="string">
            <text:p>before</text:p>
          </table:table-cell>
          <table:table-cell office:value-type="string">
            <text:p>stopwords-forbidden-PT-20110831.csv</text:p>
          </table:table-cell>
          <table:table-cell office:value-type="string">
            <text:p>before</text:p>
          </table:table-cell>
        </table:table-row>
        <table:table-row table:style-name="ro1">
          <table:table-cell office:value-type="string">
            <text:p>ihre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sein</text:p>
          </table:table-cell>
          <table:table-cell office:value-type="string">
            <text:p>GERMAN</text:p>
          </table:table-cell>
          <table:table-cell office:value-type="string">
            <text:p>his</text:p>
          </table:table-cell>
          <table:table-cell office:value-type="string">
            <text:p>stopwords-forbidden-FR-20111013.csv</text:p>
          </table:table-cell>
          <table:table-cell office:value-type="string">
            <text:p>means breast</text:p>
          </table:table-cell>
        </table:table-row>
        <table:table-row table:style-name="ro1">
          <table:table-cell office:value-type="string">
            <text:p>nada</text:p>
          </table:table-cell>
          <table:table-cell office:value-type="string">
            <text:p>SPANISH</text:p>
          </table:table-cell>
          <table:table-cell office:value-type="string">
            <text:p>nothing</text:p>
          </table:table-cell>
          <table:table-cell office:value-type="string">
            <text:p>stopwords-forbidden-PT-20110831.csv</text:p>
          </table:table-cell>
          <table:table-cell office:value-type="string">
            <text:p>nothing</text:p>
          </table:table-cell>
        </table:table-row>
        <table:table-row table:style-name="ro1">
          <table:table-cell office:value-type="string">
            <text:p>uns</text:p>
          </table:table-cell>
          <table:table-cell office:value-type="string">
            <text:p>GERMAN</text:p>
          </table:table-cell>
          <table:table-cell office:value-type="string">
            <text:p>us</text:p>
          </table:table-cell>
          <table:table-cell office:value-type="string">
            <text:p>stopwords-forbidden-GE-20120107.csv</text:p>
          </table:table-cell>
          <table:table-cell office:value-type="string">
            <text:p>organisation</text:p>
          </table:table-cell>
        </table:table-row>
        <table:table-row table:style-name="ro1">
          <table:table-cell office:value-type="string">
            <text:p>und</text:p>
          </table:table-cell>
          <table:table-cell office:value-type="string">
            <text:p>GERMAN</text:p>
          </table:table-cell>
          <table:table-cell office:value-type="string">
            <text:p>and</text:p>
          </table:table-cell>
          <table:table-cell office:value-type="string">
            <text:p>stopwords-forbidden-GE-20120107.csv</text:p>
          </table:table-cell>
          <table:table-cell office:value-type="string">
            <text:p>cloister</text:p>
          </table:table-cell>
        </table:table-row>
        <table:table-row table:style-name="ro1">
          <table:table-cell office:value-type="string">
            <text:p>nach</text:p>
          </table:table-cell>
          <table:table-cell office:value-type="string">
            <text:p>GERMAN</text:p>
          </table:table-cell>
          <table:table-cell office:value-type="string">
            <text:p>to(wards)</text:p>
          </table:table-cell>
          <table:table-cell office:value-type="string">
            <text:p>stopwords-forbidden-GE-20120107.csv</text:p>
          </table:table-cell>
          <table:table-cell office:value-type="string">
            <text:p>Spanish musician</text:p>
          </table:table-cell>
        </table:table-row>
        <table:table-row table:style-name="ro1">
          <table:table-cell office:value-type="string">
            <text:p>kann</text:p>
          </table:table-cell>
          <table:table-cell office:value-type="string">
            <text:p>GERMAN</text:p>
          </table:table-cell>
          <table:table-cell office:value-type="string">
            <text:p>can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but</text:p>
          </table:table-cell>
          <table:table-cell office:value-type="string">
            <text:p>ENGLISH</text:p>
          </table:table-cell>
          <table:table-cell/>
          <table:table-cell office:value-type="string">
            <text:p>stopwords-forbidden-FR-20111013.csv</text:p>
          </table:table-cell>
          <table:table-cell office:value-type="string">
            <text:p>means goal</text:p>
          </table:table-cell>
        </table:table-row>
        <table:table-row table:style-name="ro1">
          <table:table-cell office:value-type="string">
            <text:p>nicht</text:p>
          </table:table-cell>
          <table:table-cell office:value-type="string">
            <text:p>GERMAN</text:p>
          </table:table-cell>
          <table:table-cell office:value-type="string">
            <text:p>not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machen</text:p>
          </table:table-cell>
          <table:table-cell office:value-type="string">
            <text:p>GERMAN</text:p>
          </table:table-cell>
          <table:table-cell office:value-type="string">
            <text:p>do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keiner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ENGLISH|PORTUGUESE|IRISH</text:p>
          </table:table-cell>
          <table:table-cell office:value-type="string">
            <text:p>simple|de + o|for</text:p>
          </table:table-cell>
          <table:table-cell office:value-type="string">
            <text:p>stopwords-forbidden-FR-20111013.csv</text:p>
          </table:table-cell>
          <table:table-cell office:value-type="string">
            <text:p>in music, note C</text:p>
          </table:table-cell>
        </table:table-row>
        <table:table-row table:style-name="ro1">
          <table:table-cell office:value-type="string">
            <text:p>mas</text:p>
          </table:table-cell>
          <table:table-cell office:value-type="string">
            <text:p>PORTUGUESE</text:p>
          </table:table-cell>
          <table:table-cell office:value-type="string">
            <text:p>but</text:p>
          </table:table-cell>
          <table:table-cell office:value-type="string">
            <text:p>stopwords-forbidden-FR-20111013.csv|stopwords-forbidden-SW-20111107.csv</text:p>
          </table:table-cell>
          <table:table-cell office:value-type="string">
            <text:p>means farm (in the south)|person from Dalarna</text:p>
          </table:table-cell>
        </table:table-row>
        <table:table-row table:style-name="ro1">
          <table:table-cell office:value-type="string">
            <text:p>man</text:p>
          </table:table-cell>
          <table:table-cell office:value-type="string">
            <text:p>GERMAN|SWEDISH</text:p>
          </table:table-cell>
          <table:table-cell office:value-type="string">
            <text:p>one|one (pronoun)</text:p>
          </table:table-cell>
          <table:table-cell office:value-type="string">
            <text:p>stopwords-forbidden-FR-20111013.csv|stopwords-forbidden-SW-20111107.csv|stopwords-forbidden-GE-20120107.csv</text:p>
          </table:table-cell>
          <table:table-cell office:value-type="string">
            <text:p>place name (Island of Man)|a man|Different items</text:p>
          </table:table-cell>
        </table:table-row>
        <table:table-row table:style-name="ro1">
          <table:table-cell office:value-type="string">
            <text:p>eu</text:p>
          </table:table-cell>
          <table:table-cell office:value-type="string">
            <text:p>FRENCH|PORTUGUESE</text:p>
          </table:table-cell>
          <table:table-cell office:value-type="string">
            <text:p>|I</text:p>
          </table:table-cell>
          <table:table-cell office:value-type="string">
            <text:p>stopwords-forbidden-FR-20111013.csv</text:p>
          </table:table-cell>
          <table:table-cell office:value-type="string">
            <text:p>place name in France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string">
            <text:p>DUTCH|FINNISH|FRENCH|SPANISH|SWEDISH</text:p>
          </table:table-cell>
          <table:table-cell office:value-type="string">
            <text:p>and|negation|`of them' etc|in|a</text:p>
          </table:table-cell>
          <table:table-cell office:value-type="string">
            <text:p>stopwords-forbidden-FR-20111013.csv</text:p>
          </table:table-cell>
          <table:table-cell office:value-type="string">
            <text:p>frequent in name places such as Roissy-en-France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FRENCH|GERMAN|SPANISH</text:p>
          </table:table-cell>
          <table:table-cell office:value-type="string">
            <text:p>|it|</text:p>
          </table:table-cell>
          <table:table-cell office:value-type="string">
            <text:p>stopwords-forbidden-GE-20120107.csv</text:p>
          </table:table-cell>
          <table:table-cell office:value-type="string">
            <text:p>Surname, etc.</text:p>
          </table:table-cell>
        </table:table-row>
        <table:table-row table:style-name="ro1">
          <table:table-cell office:value-type="string">
            <text:p>er</text:p>
          </table:table-cell>
          <table:table-cell office:value-type="string">
            <text:p>DUTCH|GERMAN|SWEDISH</text:p>
          </table:table-cell>
          <table:table-cell office:value-type="string">
            <text:p>there|he|you, your</text:p>
          </table:table-cell>
          <table:table-cell office:value-type="string">
            <text:p>stopwords-forbidden-GE-20120107.csv</text:p>
          </table:table-cell>
          <table:table-cell office:value-type="string">
            <text:p>Abbreviation for different items, etc.</text:p>
          </table:table-cell>
        </table:table-row>
        <table:table-row table:style-name="ro1">
          <table:table-cell office:value-type="string">
            <text:p>by</text:p>
          </table:table-cell>
          <table:table-cell office:value-type="string">
            <text:p>ENGLISH</text:p>
          </table:table-cell>
          <table:table-cell/>
          <table:table-cell office:value-type="string">
            <text:p>stopwords-forbidden-SW-20111107.csv</text:p>
          </table:table-cell>
          <table:table-cell office:value-type="string">
            <text:p>village</text:p>
          </table:table-cell>
        </table:table-row>
        <table:table-row table:style-name="ro1">
          <table:table-cell office:value-type="string">
            <text:p>da</text:p>
          </table:table-cell>
          <table:table-cell office:value-type="string">
            <text:p>GERMAN|PORTUGUESE</text:p>
          </table:table-cell>
          <table:table-cell office:value-type="string">
            <text:p>there|de + a</text:p>
          </table:table-cell>
          <table:table-cell office:value-type="string">
            <text:p>stopwords-forbidden-GE-20120107.csv</text:p>
          </table:table-cell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and</text:p>
          </table:table-cell>
          <table:table-cell office:value-type="string">
            <text:p>ENGLISH</text:p>
          </table:table-cell>
          <table:table-cell/>
          <table:table-cell office:value-type="string">
            <text:p>stopwords-forbidden-SW-20111107.csv</text:p>
          </table:table-cell>
          <table:table-cell office:value-type="string">
            <text:p>duck</text:p>
          </table:table-cell>
        </table:table-row>
        <table:table-row table:style-name="ro1">
          <table:table-cell office:value-type="string">
            <text:p>mes</text:p>
          </table:table-cell>
          <table:table-cell office:value-type="string">
            <text:p>FRENCH</text:p>
          </table:table-cell>
          <table:table-cell office:value-type="string">
            <text:p>me (pl)</text:p>
          </table:table-cell>
          <table:table-cell office:value-type="string">
            <text:p>stopwords-forbidden-SW-20111107.csv</text:p>
          </table:table-cell>
          <table:table-cell office:value-type="string">
            <text:p>a tit bird</text:p>
          </table:table-cell>
        </table:table-row>
        <table:table-row table:style-name="ro1">
          <table:table-cell office:value-type="string">
            <text:p>als</text:p>
          </table:table-cell>
          <table:table-cell office:value-type="string">
            <text:p>DUTCH|GERMAN</text:p>
          </table:table-cell>
          <table:table-cell office:value-type="string">
            <text:p>like, such as, when|than, as</text:p>
          </table:table-cell>
          <table:table-cell office:value-type="string">
            <text:p>stopwords-forbidden-GE-20120107.csv</text:p>
          </table:table-cell>
          <table:table-cell office:value-type="string">
            <text:p>River in Austria, Abbreviation for different groups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ENGLISH|FRENCH|PORTUGUESE</text:p>
          </table:table-cell>
          <table:table-cell office:value-type="string">
            <text:p>||the, them</text:p>
          </table:table-cell>
          <table:table-cell office:value-type="string">
            <text:p>stopwords-forbidden-FR-20111013.csv|stopwords-forbidden-SW-20111107.csv</text:p>
          </table:table-cell>
          <table:table-cell office:value-type="string">
            <text:p>means ace|carrion</text:p>
          </table:table-cell>
        </table:table-row>
        <table:table-row table:style-name="ro1">
          <table:table-cell office:value-type="string">
            <text:p>au</text:p>
          </table:table-cell>
          <table:table-cell office:value-type="string">
            <text:p>FRENCH</text:p>
          </table:table-cell>
          <table:table-cell office:value-type="string">
            <text:p>a + le</text:p>
          </table:table-cell>
          <table:table-cell office:value-type="string">
            <text:p>stopwords-forbidden-FR-20111013.csv</text:p>
          </table:table-cell>
          <table:table-cell office:value-type="string">
            <text:p>frequent in name places such as Port-au-Prince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DUTCH|SPANISH</text:p>
          </table:table-cell>
          <table:table-cell office:value-type="string">
            <text:p>all, every, each|a + el</text:p>
          </table:table-cell>
          <table:table-cell office:value-type="string">
            <text:p>stopwords-forbidden-FR-20111013.csv</text:p>
          </table:table-cell>
          <table:table-cell office:value-type="string">
            <text:p>part of arab names such as Al Mansur or Al Ghazi</text:p>
          </table:table-cell>
        </table:table-row>
        <table:table-row table:style-name="ro1">
          <table:table-cell office:value-type="string">
            <text:p>ai</text:p>
          </table:table-cell>
          <table:table-cell office:value-type="string">
            <text:p>FRENCH</text:p>
          </table:table-cell>
          <table:table-cell/>
          <table:table-cell office:value-type="string">
            <text:p>stopwords-forbidden-FR-20111013.csv</text:p>
          </table:table-cell>
          <table:table-cell office:value-type="string">
            <text:p>specific part of the bookbinding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ENGLISH|GERMAN</text:p>
          </table:table-cell>
          <table:table-cell office:value-type="string">
            <text:p>1st person, present|an + dem</text:p>
          </table:table-cell>
          <table:table-cell office:value-type="string">
            <text:p>stopwords-forbidden-GE-20120107.csv</text:p>
          </table:table-cell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an</text:p>
          </table:table-cell>
          <table:table-cell office:value-type="string">
            <text:p>ENGLISH|GERMAN|IRISH</text:p>
          </table:table-cell>
          <table:table-cell office:value-type="string">
            <text:p>|at|the</text:p>
          </table:table-cell>
          <table:table-cell office:value-type="string">
            <text:p>stopwords-forbidden-FR-20111013.csv|stopwords-forbidden-GE-20120107.csv</text:p>
          </table:table-cell>
          <table:table-cell office:value-type="string">
            <text:p>means year|Abbreviation for different items</text:p>
          </table:table-cell>
        </table:table-row>
        <table:table-row table:style-name="ro1">
          <table:table-cell office:value-type="string">
            <text:p>mille</text:p>
          </table:table-cell>
          <table:table-cell office:value-type="string">
            <text:p>FINNISH</text:p>
          </table:table-cell>
          <table:table-cell office:value-type="string">
            <text:p>which what</text:p>
          </table:table-cell>
          <table:table-cell office:value-type="string">
            <text:p>stopwords-forbidden-FR-20111013.csv</text:p>
          </table:table-cell>
          <table:table-cell office:value-type="string">
            <text:p>means thousand</text:p>
          </table:table-cell>
        </table:table-row>
        <table:table-row table:style-name="ro1">
          <table:table-cell office:value-type="string">
            <text:p>deines</text:p>
          </table:table-cell>
          <table:table-cell office:value-type="string">
            <text:p>GERMAN</text:p>
          </table:table-cell>
          <table:table-cell/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ob</text:p>
          </table:table-cell>
          <table:table-cell office:value-type="string">
            <text:p>GERMAN</text:p>
          </table:table-cell>
          <table:table-cell office:value-type="string">
            <text:p>whether</text:p>
          </table:table-cell>
          <table:table-cell office:value-type="string">
            <text:p>stopwords-forbidden-GE-20120107.csv</text:p>
          </table:table-cell>
          <table:table-cell office:value-type="string">
            <text:p>river</text:p>
          </table:table-cell>
        </table:table-row>
        <table:table-row table:style-name="ro1">
          <table:table-cell office:value-type="string">
            <text:p>os</text:p>
          </table:table-cell>
          <table:table-cell office:value-type="string">
            <text:p>PORTUGUESE|SPANISH</text:p>
          </table:table-cell>
          <table:table-cell office:value-type="string">
            <text:p>the, them|you</text:p>
          </table:table-cell>
          <table:table-cell office:value-type="string">
            <text:p>stopwords-forbidden-FR-20111013.csv</text:p>
          </table:table-cell>
          <table:table-cell office:value-type="string">
            <text:p>means bone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ENGLISH</text:p>
          </table:table-cell>
          <table:table-cell/>
          <table:table-cell office:value-type="string">
            <text:p>stopwords-forbidden-FR-20111013.csv|stopwords-forbidden-SW-20111107.csv</text:p>
          </table:table-cell>
          <table:table-cell office:value-type="string">
            <text:p>means gold|passage in a mine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POLISH</text:p>
          </table:table-cell>
          <table:table-cell/>
          <table:table-cell office:value-type="string">
            <text:p>stopwords-forbidden-SW-20111107.csv</text:p>
          </table:table-cell>
          <table:table-cell office:value-type="string">
            <text:p>the river Po</text:p>
          </table:table-cell>
        </table:table-row>
        <table:table-row table:style-name="ro1">
          <table:table-cell office:value-type="string">
            <text:p>lo</text:p>
          </table:table-cell>
          <table:table-cell office:value-type="string">
            <text:p>SPANISH</text:p>
          </table:table-cell>
          <table:table-cell office:value-type="string">
            <text:p>him</text:p>
          </table:table-cell>
          <table:table-cell office:value-type="string">
            <text:p>stopwords-forbidden-PT-20110831.csv</text:p>
          </table:table-cell>
          <table:table-cell office:value-type="string">
            <text:p>him, it</text:p>
          </table:table-cell>
        </table:table-row>
        <table:table-row table:style-name="ro1">
          <table:table-cell office:value-type="string">
            <text:p>donde</text:p>
          </table:table-cell>
          <table:table-cell office:value-type="string">
            <text:p>SPANISH</text:p>
          </table:table-cell>
          <table:table-cell office:value-type="string">
            <text:p>where</text:p>
          </table:table-cell>
          <table:table-cell office:value-type="string">
            <text:p>stopwords-forbidden-PT-20110831.csv</text:p>
          </table:table-cell>
          <table:table-cell office:value-type="string">
            <text:p>where</text:p>
          </table:table-cell>
        </table:table-row>
        <table:table-row table:style-name="ro1">
          <table:table-cell office:value-type="string">
            <text:p>dela</text:p>
          </table:table-cell>
          <table:table-cell office:value-type="string">
            <text:p>PORTUGUESE</text:p>
          </table:table-cell>
          <table:table-cell office:value-type="string">
            <text:p>of her</text:p>
          </table:table-cell>
          <table:table-cell office:value-type="string">
            <text:p>stopwords-forbidden-SW-20111107.csv</text:p>
          </table:table-cell>
          <table:table-cell office:value-type="string">
            <text:p>share</text:p>
          </table:table-cell>
        </table:table-row>
        <table:table-row table:style-name="ro1">
          <table:table-cell office:value-type="string">
            <text:p>mi</text:p>
          </table:table-cell>
          <table:table-cell office:value-type="string">
            <text:p>SPANISH</text:p>
          </table:table-cell>
          <table:table-cell office:value-type="string">
            <text:p>me</text:p>
          </table:table-cell>
          <table:table-cell office:value-type="string">
            <text:p>stopwords-forbidden-FR-20111013.csv</text:p>
          </table:table-cell>
          <table:table-cell office:value-type="string">
            <text:p>note E</text:p>
          </table:table-cell>
        </table:table-row>
        <table:table-row table:style-name="ro1">
          <table:table-cell office:value-type="string">
            <text:p>ihm</text:p>
          </table:table-cell>
          <table:table-cell office:value-type="string">
            <text:p>GERMAN</text:p>
          </table:table-cell>
          <table:table-cell office:value-type="string">
            <text:p>to him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ihn</text:p>
          </table:table-cell>
          <table:table-cell office:value-type="string">
            <text:p>GERMAN</text:p>
          </table:table-cell>
          <table:table-cell office:value-type="string">
            <text:p>him</text:p>
          </table:table-cell>
          <table:table-cell office:value-type="string">
            <text:p>stopwords-forbidden-GE-20120107.csv</text:p>
          </table:table-cell>
          <table:table-cell office:value-type="string">
            <text:p>City, etc.</text:p>
          </table:table-cell>
        </table:table-row>
        <table:table-row table:style-name="ro1">
          <table:table-cell office:value-type="string">
            <text:p>more</text:p>
          </table:table-cell>
          <table:table-cell office:value-type="string">
            <text:p>ENGLISH</text:p>
          </table:table-cell>
          <table:table-cell/>
          <table:table-cell office:value-type="string">
            <text:p>stopwords-forbidden-FR-20111013.csv</text:p>
          </table:table-cell>
          <table:table-cell office:value-type="string">
            <text:p>more is a synonym of maure, means moor or moorish</text:p>
          </table:table-cell>
        </table:table-row>
        <table:table-row table:style-name="ro1">
          <table:table-cell office:value-type="string">
            <text:p>ins</text:p>
          </table:table-cell>
          <table:table-cell office:value-type="string">
            <text:p>GERMAN</text:p>
          </table:table-cell>
          <table:table-cell office:value-type="string">
            <text:p>in + das</text:p>
          </table:table-cell>
          <table:table-cell office:value-type="string">
            <text:p>stopwords-forbidden-GE-20120107.csv</text:p>
          </table:table-cell>
          <table:table-cell office:value-type="string">
            <text:p>Surname, Abbreviation for different items</text:p>
          </table:table-cell>
        </table:table-row>
        <table:table-row table:style-name="ro1">
          <table:table-cell office:value-type="string">
            <text:p>sedan</text:p>
          </table:table-cell>
          <table:table-cell office:value-type="string">
            <text:p>SWEDISH</text:p>
          </table:table-cell>
          <table:table-cell office:value-type="string">
            <text:p>since</text:p>
          </table:table-cell>
          <table:table-cell office:value-type="string">
            <text:p>stopwords-forbidden-FR-20111013.csv</text:p>
          </table:table-cell>
          <table:table-cell office:value-type="string">
            <text:p>city in the north of France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FRENCH|SPANISH</text:p>
          </table:table-cell>
          <table:table-cell office:value-type="string">
            <text:p>the|the, her</text:p>
          </table:table-cell>
          <table:table-cell office:value-type="string">
            <text:p>stopwords-forbidden-PT-20110831.csv</text:p>
          </table:table-cell>
          <table:table-cell office:value-type="string">
            <text:p>her, it</text:p>
          </table:table-cell>
        </table:table-row>
        <table:table-row table:style-name="ro1">
          <table:table-cell office:value-type="string">
            <text:p>delas</text:p>
          </table:table-cell>
          <table:table-cell office:value-type="string">
            <text:p>PORTUGUESE</text:p>
          </table:table-cell>
          <table:table-cell office:value-type="string">
            <text:p>of them</text:p>
          </table:table-cell>
          <table:table-cell office:value-type="string">
            <text:p>stopwords-forbidden-SW-20111107.csv</text:p>
          </table:table-cell>
          <table:table-cell office:value-type="string">
            <text:p>to share</text:p>
          </table:table-cell>
        </table:table-row>
        <table:table-row table:style-name="ro1">
          <table:table-cell office:value-type="string">
            <text:p>jetzt</text:p>
          </table:table-cell>
          <table:table-cell office:value-type="string">
            <text:p>GERMAN</text:p>
          </table:table-cell>
          <table:table-cell office:value-type="string">
            <text:p>now</text:p>
          </table:table-cell>
          <table:table-cell office:value-type="string">
            <text:p>stopwords-forbidden-GE-20120107.csv</text:p>
          </table:table-cell>
          <table:table-cell office:value-type="string">
            <text:p>magazine</text:p>
          </table:table-cell>
        </table:table-row>
        <table:table-row table:style-name="ro1">
          <table:table-cell office:value-type="string">
            <text:p>if</text:p>
          </table:table-cell>
          <table:table-cell office:value-type="string">
            <text:p>ENGLISH</text:p>
          </table:table-cell>
          <table:table-cell/>
          <table:table-cell office:value-type="string">
            <text:p>stopwords-forbidden-FR-20111013.csv</text:p>
          </table:table-cell>
          <table:table-cell office:value-type="string">
            <text:p>kind of tree</text:p>
          </table:table-cell>
        </table:table-row>
        <table:table-row table:style-name="ro1">
          <table:table-cell office:value-type="string">
            <text:p>im</text:p>
          </table:table-cell>
          <table:table-cell office:value-type="string">
            <text:p>GERMAN</text:p>
          </table:table-cell>
          <table:table-cell office:value-type="string">
            <text:p>in + dem</text:p>
          </table:table-cell>
          <table:table-cell office:value-type="string">
            <text:p>stopwords-forbidden-GE-20120107.csv</text:p>
          </table:table-cell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string">
            <text:p>DUTCH|ENGLISH|GERMAN|SWEDISH</text:p>
          </table:table-cell>
          <table:table-cell office:value-type="string">
            <text:p>in, inside||in|</text:p>
          </table:table-cell>
          <table:table-cell office:value-type="string">
            <text:p>stopwords-forbidden-GE-20120107.csv</text:p>
          </table:table-cell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dos</text:p>
          </table:table-cell>
          <table:table-cell office:value-type="string">
            <text:p>PORTUGUESE</text:p>
          </table:table-cell>
          <table:table-cell office:value-type="string">
            <text:p>de + os</text:p>
          </table:table-cell>
          <table:table-cell office:value-type="string">
            <text:p>stopwords-forbidden-FR-20111013.csv</text:p>
          </table:table-cell>
          <table:table-cell office:value-type="string">
            <text:p>means back</text:p>
          </table:table-cell>
        </table:table-row>
        <table:table-row table:style-name="ro1">
          <table:table-cell office:value-type="string">
            <text:p>wo</text:p>
          </table:table-cell>
          <table:table-cell office:value-type="string">
            <text:p>GERMAN</text:p>
          </table:table-cell>
          <table:table-cell office:value-type="string">
            <text:p>where</text:p>
          </table:table-cell>
          <table:table-cell office:value-type="string">
            <text:p>stopwords-forbidden-GE-20120107.csv</text:p>
          </table:table-cell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mot</text:p>
          </table:table-cell>
          <table:table-cell office:value-type="string">
            <text:p>SWEDISH</text:p>
          </table:table-cell>
          <table:table-cell office:value-type="string">
            <text:p>towards</text:p>
          </table:table-cell>
          <table:table-cell office:value-type="string">
            <text:p>stopwords-forbidden-FR-20111013.csv</text:p>
          </table:table-cell>
          <table:table-cell office:value-type="string">
            <text:p>means word!</text:p>
          </table:table-cell>
        </table:table-row>
        <table:table-row table:style-name="ro1">
          <table:table-cell office:value-type="string">
            <text:p>ut</text:p>
          </table:table-cell>
          <table:table-cell office:value-type="string">
            <text:p>SWEDISH</text:p>
          </table:table-cell>
          <table:table-cell office:value-type="string">
            <text:p>out</text:p>
          </table:table-cell>
          <table:table-cell office:value-type="string">
            <text:p>stopwords-forbidden-FR-20111013.csv</text:p>
          </table:table-cell>
          <table:table-cell office:value-type="string">
            <text:p>note C (as do)</text:p>
          </table:table-cell>
        </table:table-row>
        <table:table-row table:style-name="ro1">
          <table:table-cell office:value-type="string">
            <text:p>um</text:p>
          </table:table-cell>
          <table:table-cell office:value-type="string">
            <text:p>GERMAN|PORTUGUESE|IRISH</text:p>
          </table:table-cell>
          <table:table-cell office:value-type="string">
            <text:p>about, around|a|of</text:p>
          </table:table-cell>
          <table:table-cell office:value-type="string">
            <text:p>stopwords-forbidden-GE-20120107.csv</text:p>
          </table:table-cell>
          <table:table-cell office:value-type="string">
            <text:p>Different items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DUTCH|FINNISH|FRENCH|PORTUGUESE|SPANISH</text:p>
          </table:table-cell>
          <table:table-cell office:value-type="string">
            <text:p>(1) chez, at etc, (2) to, (3) too|you|thee|thee|thee</text:p>
          </table:table-cell>
          <table:table-cell office:value-type="string">
            <text:p>stopwords-forbidden-SW-20111107.csv</text:p>
          </table:table-cell>
          <table:table-cell office:value-type="string">
            <text:p>tea</text:p>
          </table:table-cell>
        </table:table-row>
        <table:table-row table:style-name="ro1">
          <table:table-cell office:value-type="string">
            <text:p>ti</text:p>
          </table:table-cell>
          <table:table-cell office:value-type="string">
            <text:p>SPANISH</text:p>
          </table:table-cell>
          <table:table-cell office:value-type="string">
            <text:p>thee</text:p>
          </table:table-cell>
          <table:table-cell office:value-type="string">
            <text:p>stopwords-forbidden-PT-20110831.csv</text:p>
          </table:table-cell>
          <table:table-cell office:value-type="string">
            <text:p>thee</text:p>
          </table:table-cell>
        </table:table-row>
        <table:table-row table:style-name="ro1">
          <table:table-cell office:value-type="string">
            <text:p>étais</text:p>
          </table:table-cell>
          <table:table-cell office:value-type="string">
            <text:p>FRENCH</text:p>
          </table:table-cell>
          <table:table-cell/>
          <table:table-cell office:value-type="string">
            <text:p>stopwords-forbidden-FR-20111013.csv</text:p>
          </table:table-cell>
          <table:table-cell office:value-type="string">
            <text:p>means stock or something (plural)</text:p>
          </table:table-cell>
        </table:table-row>
        <table:table-row table:style-name="ro1">
          <table:table-cell office:value-type="string">
            <text:p>waren</text:p>
          </table:table-cell>
          <table:table-cell office:value-type="string">
            <text:p>DUTCH|GERMAN</text:p>
          </table:table-cell>
          <table:table-cell office:value-type="string">
            <text:p>(1) 'were' (2) to wander, (3) wares, (3)|were</text:p>
          </table:table-cell>
          <table:table-cell office:value-type="string">
            <text:p>stopwords-forbidden-GE-20120107.csv</text:p>
          </table:table-cell>
          <table:table-cell office:value-type="string">
            <text:p>city in Germany</text:p>
          </table:table-cell>
        </table:table-row>
        <table:table-row table:style-name="ro1">
          <table:table-cell office:value-type="string">
            <text:p>würden</text:p>
          </table:table-cell>
          <table:table-cell office:value-type="string">
            <text:p>GERMAN</text:p>
          </table:table-cell>
          <table:table-cell office:value-type="string">
            <text:p>would</text:p>
          </table:table-cell>
          <table:table-cell office:value-type="string">
            <text:p>stopwords-forbidden-GE-20120107.csv</text:p>
          </table:table-cell>
          <table:table-cell office:value-type="string">
            <text:p>city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ENGLISH|GERMAN</text:p>
          </table:table-cell>
          <table:table-cell office:value-type="string">
            <text:p>|so</text:p>
          </table:table-cell>
          <table:table-cell office:value-type="string">
            <text:p>stopwords-forbidden-SW-20111107.csv|stopwords-forbidden-GE-20120107.csv</text:p>
          </table:table-cell>
          <table:table-cell office:value-type="string">
            <text:p>female pig|Different items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FINNISH|FRENCH|PORTUGUESE|SPANISH|SWEDISH</text:p>
          </table:table-cell>
          <table:table-cell office:value-type="string">
            <text:p>it|oneself|himself etc|himself, from him etc|</text:p>
          </table:table-cell>
          <table:table-cell office:value-type="string">
            <text:p>stopwords-forbidden-SW-20111107.csv</text:p>
          </table:table-cell>
          <table:table-cell office:value-type="string">
            <text:p>to see</text:p>
          </table:table-cell>
        </table:table-row>
        <table:table-row table:style-name="ro1">
          <table:table-cell office:value-type="string">
            <text:p>hans</text:p>
          </table:table-cell>
          <table:table-cell office:value-type="string">
            <text:p>SWEDISH</text:p>
          </table:table-cell>
          <table:table-cell office:value-type="string">
            <text:p>his</text:p>
          </table:table-cell>
          <table:table-cell office:value-type="string">
            <text:p>stopwords-forbidden-FR-20111013.csv</text:p>
          </table:table-cell>
          <table:table-cell office:value-type="string">
            <text:p>very common first name in lot of languages, including French (well, Alsaciens)</text:p>
          </table:table-cell>
        </table:table-row>
        <table:table-row table:style-name="ro1">
          <table:table-cell office:value-type="string">
            <text:p>ton</text:p>
          </table:table-cell>
          <table:table-cell office:value-type="string">
            <text:p>FRENCH</text:p>
          </table:table-cell>
          <table:table-cell office:value-type="string">
            <text:p>thy (masc)</text:p>
          </table:table-cell>
          <table:table-cell office:value-type="string">
            <text:p>stopwords-forbidden-SW-20111107.csv</text:p>
          </table:table-cell>
          <table:table-cell office:value-type="string">
            <text:p>music note</text:p>
          </table:table-cell>
        </table:table-row>
        <table:table-row table:style-name="ro1">
          <table:table-cell office:value-type="string">
            <text:p>porque</text:p>
          </table:table-cell>
          <table:table-cell office:value-type="string">
            <text:p>SPANISH</text:p>
          </table:table-cell>
          <table:table-cell office:value-type="string">
            <text:p>because</text:p>
          </table:table-cell>
          <table:table-cell office:value-type="string">
            <text:p>stopwords-forbidden-PT-20110831.csv</text:p>
          </table:table-cell>
          <table:table-cell office:value-type="string">
            <text:p>because</text:p>
          </table:table-cell>
        </table:table-row>
        <table:table-row table:style-name="ro1">
          <table:table-cell office:value-type="string">
            <text:p>dans</text:p>
          </table:table-cell>
          <table:table-cell office:value-type="string">
            <text:p>FRENCH</text:p>
          </table:table-cell>
          <table:table-cell office:value-type="string">
            <text:p>with</text:p>
          </table:table-cell>
          <table:table-cell office:value-type="string">
            <text:p>stopwords-forbidden-SW-20111107.csv</text:p>
          </table:table-cell>
          <table:table-cell office:value-type="string">
            <text:p>dance</text:p>
          </table:table-cell>
        </table:table-row>
        <table:table-row table:style-name="ro1">
          <table:table-cell office:value-type="string">
            <text:p>dann</text:p>
          </table:table-cell>
          <table:table-cell office:value-type="string">
            <text:p>GERMAN</text:p>
          </table:table-cell>
          <table:table-cell office:value-type="string">
            <text:p>then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are</text:p>
          </table:table-cell>
          <table:table-cell office:value-type="string">
            <text:p>ENGLISH</text:p>
          </table:table-cell>
          <table:table-cell office:value-type="string">
            <text:p>present</text:p>
          </table:table-cell>
          <table:table-cell office:value-type="string">
            <text:p>stopwords-forbidden-FR-20111013.csv</text:p>
          </table:table-cell>
          <table:table-cell office:value-type="string">
            <text:p>unit of measurement (100 square meters)</text:p>
          </table:table-cell>
        </table:table-row>
        <table:table-row table:style-name="ro1">
          <table:table-cell office:value-type="string">
            <text:p>der</text:p>
          </table:table-cell>
          <table:table-cell office:value-type="string">
            <text:p>DUTCH|GERMAN</text:p>
          </table:table-cell>
          <table:table-cell office:value-type="string">
            <text:p>Old Dutch form of 'van der' still found in surnames|the</text:p>
          </table:table-cell>
          <table:table-cell office:value-type="string">
            <text:p>stopwords-forbidden-GE-20120107.csv</text:p>
          </table:table-cell>
          <table:table-cell office:value-type="string">
            <text:p>First Name, Surname, Abbreviation for different items</text:p>
          </table:table-cell>
        </table:table-row>
        <table:table-row table:style-name="ro1">
          <table:table-cell office:value-type="string">
            <text:p>des</text:p>
          </table:table-cell>
          <table:table-cell office:value-type="string">
            <text:p>FRENCH|GERMAN</text:p>
          </table:table-cell>
          <table:table-cell office:value-type="string">
            <text:p>de + les|</text:p>
          </table:table-cell>
          <table:table-cell office:value-type="string">
            <text:p>stopwords-forbidden-GE-20120107.csv</text:p>
          </table:table-cell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den</text:p>
          </table:table-cell>
          <table:table-cell office:value-type="string">
            <text:p>GERMAN|SWEDISH</text:p>
          </table:table-cell>
          <table:table-cell office:value-type="string">
            <text:p>|it, this/that</text:p>
          </table:table-cell>
          <table:table-cell office:value-type="string">
            <text:p>stopwords-forbidden-GE-20120107.csv</text:p>
          </table:table-cell>
          <table:table-cell office:value-type="string">
            <text:p>egyptian king</text:p>
          </table:table-cell>
        </table:table-row>
        <table:table-row table:style-name="ro1">
          <table:table-cell office:value-type="string">
            <text:p>dem</text:p>
          </table:table-cell>
          <table:table-cell office:value-type="string">
            <text:p>GERMAN|SWEDISH</text:p>
          </table:table-cell>
          <table:table-cell office:value-type="string">
            <text:p>|them</text:p>
          </table:table-cell>
          <table:table-cell office:value-type="string">
            <text:p>stopwords-forbidden-GE-20120107.csv</text:p>
          </table:table-cell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auch</text:p>
          </table:table-cell>
          <table:table-cell office:value-type="string">
            <text:p>GERMAN</text:p>
          </table:table-cell>
          <table:table-cell office:value-type="string">
            <text:p>also</text:p>
          </table:table-cell>
          <table:table-cell office:value-type="string">
            <text:p>stopwords-forbidden-FR-20111013.csv|stopwords-forbidden-GE-20120107.csv</text:p>
          </table:table-cell>
          <table:table-cell office:value-type="string">
            <text:p>place name in France|City in France</text:p>
          </table:table-cell>
        </table:table-row>
        <table:table-row table:style-name="ro1">
          <table:table-cell office:value-type="string">
            <text:p>hun</text:p>
          </table:table-cell>
          <table:table-cell office:value-type="string">
            <text:p>DUTCH</text:p>
          </table:table-cell>
          <table:table-cell office:value-type="string">
            <text:p>their, them</text:p>
          </table:table-cell>
          <table:table-cell office:value-type="string">
            <text:p>stopwords-forbidden-FR-20111013.csv</text:p>
          </table:table-cell>
          <table:table-cell office:value-type="string">
            <text:p>hun (you know Attila etc.)</text:p>
          </table:table-cell>
        </table:table-row>
        <table:table-row table:style-name="ro1">
          <table:table-cell office:value-type="string">
            <text:p>mir</text:p>
          </table:table-cell>
          <table:table-cell office:value-type="string">
            <text:p>GERMAN</text:p>
          </table:table-cell>
          <table:table-cell office:value-type="string">
            <text:p>to me</text:p>
          </table:table-cell>
          <table:table-cell office:value-type="string">
            <text:p>stopwords-forbidden-GE-20120107.csv</text:p>
          </table:table-cell>
          <table:table-cell office:value-type="string">
            <text:p>Surname, russian space station</text:p>
          </table:table-cell>
        </table:table-row>
        <table:table-row table:style-name="ro1">
          <table:table-cell office:value-type="string">
            <text:p>mit</text:p>
          </table:table-cell>
          <table:table-cell office:value-type="string">
            <text:p>GERMAN</text:p>
          </table:table-cell>
          <table:table-cell office:value-type="string">
            <text:p>with</text:p>
          </table:table-cell>
          <table:table-cell office:value-type="string">
            <text:p>stopwords-forbidden-GE-20120107.csv</text:p>
          </table:table-cell>
          <table:table-cell office:value-type="string">
            <text:p>Abbreviation for different items</text:p>
          </table:table-cell>
        </table:table-row>
        <table:table-row table:style-name="ro1">
          <table:table-cell office:value-type="string">
            <text:p>teve</text:p>
          </table:table-cell>
          <table:table-cell office:value-type="string">
            <text:p>PORTUGUESE</text:p>
          </table:table-cell>
          <table:table-cell/>
          <table:table-cell office:value-type="string">
            <text:p>stopwords-forbidden-SW-20111107.csv</text:p>
          </table:table-cell>
          <table:table-cell office:value-type="string">
            <text:p>television</text:p>
          </table:table-cell>
        </table:table-row>
        <table:table-row table:style-name="ro1">
          <table:table-cell office:value-type="string">
            <text:p>contra</text:p>
          </table:table-cell>
          <table:table-cell office:value-type="string">
            <text:p>SPANISH</text:p>
          </table:table-cell>
          <table:table-cell office:value-type="string">
            <text:p>against</text:p>
          </table:table-cell>
          <table:table-cell office:value-type="string">
            <text:p>stopwords-forbidden-PT-20110831.csv</text:p>
          </table:table-cell>
          <table:table-cell office:value-type="string">
            <text:p>against</text:p>
          </table:table-cell>
        </table:table-row>
        <table:table-row table:style-name="ro1">
          <table:table-cell office:value-type="string">
            <text:p>aux</text:p>
          </table:table-cell>
          <table:table-cell office:value-type="string">
            <text:p>FRENCH</text:p>
          </table:table-cell>
          <table:table-cell office:value-type="string">
            <text:p>a + les</text:p>
          </table:table-cell>
          <table:table-cell office:value-type="string">
            <text:p>stopwords-forbidden-FR-20111013.csv</text:p>
          </table:table-cell>
          <table:table-cell office:value-type="string">
            <text:p>means also garlic (plural)</text:p>
          </table:table-cell>
        </table:table-row>
        <table:table-row table:style-name="ro1">
          <table:table-cell office:value-type="string">
            <text:p>tes</text:p>
          </table:table-cell>
          <table:table-cell office:value-type="string">
            <text:p>FRENCH</text:p>
          </table:table-cell>
          <table:table-cell office:value-type="string">
            <text:p>thy (pl)</text:p>
          </table:table-cell>
          <table:table-cell office:value-type="string">
            <text:p>stopwords-forbidden-SW-20111107.csv</text:p>
          </table:table-cell>
          <table:table-cell office:value-type="string">
            <text:p>thesis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GERMAN</text:p>
          </table:table-cell>
          <table:table-cell office:value-type="string">
            <text:p>to</text:p>
          </table:table-cell>
          <table:table-cell office:value-type="string">
            <text:p>stopwords-forbidden-GE-20120107.csv</text:p>
          </table:table-cell>
          <table:table-cell office:value-type="string">
            <text:p>Name, Abbreviation for different things</text:p>
          </table:table-cell>
        </table:table-row>
        <table:table-row table:style-name="ro1">
          <table:table-cell office:value-type="string">
            <text:p>die</text:p>
          </table:table-cell>
          <table:table-cell office:value-type="string">
            <text:p>DUTCH|GERMAN</text:p>
          </table:table-cell>
          <table:table-cell office:value-type="string">
            <text:p>that, those, who, which|</text:p>
          </table:table-cell>
          <table:table-cell office:value-type="string">
            <text:p>stopwords-forbidden-GE-20120107.csv</text:p>
          </table:table-cell>
          <table:table-cell office:value-type="string">
            <text:p>Surname, Abbreviation for different items</text:p>
          </table:table-cell>
        </table:table-row>
        <table:table-row table:style-name="ro1">
          <table:table-cell office:value-type="string">
            <text:p>aus</text:p>
          </table:table-cell>
          <table:table-cell office:value-type="string">
            <text:p>GERMAN</text:p>
          </table:table-cell>
          <table:table-cell office:value-type="string">
            <text:p>out of</text:p>
          </table:table-cell>
          <table:table-cell office:value-type="string">
            <text:p>stopwords-forbidden-GE-20120107.csv</text:p>
          </table:table-cell>
          <table:table-cell office:value-type="string">
            <text:p>Surname</text:p>
          </table:table-cell>
        </table:table-row>
        <table:table-row table:style-name="ro1">
          <table:table-cell office:value-type="string">
            <text:p>auf</text:p>
          </table:table-cell>
          <table:table-cell office:value-type="string">
            <text:p>GERMAN</text:p>
          </table:table-cell>
          <table:table-cell office:value-type="string">
            <text:p>on</text:p>
          </table:table-cell>
          <table:table-cell office:value-type="string">
            <text:p>stopwords-forbidden-GE-20120107.csv</text:p>
          </table:table-cell>
          <table:table-cell office:value-type="string">
            <text:p>Abreviation for a part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24-01-2012</text:date>, <text:time>09:31: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4T09:31:57.23</dc:date>
    <meta:document-statistic meta:table-count="1" meta:cell-count="949" meta:object-count="0"/>
    <meta:generator>LibreOffice/3.4$Win32 LibreOffice_project/340m1$Build-302</meta:generator>
  </office:meta>
</office:document-meta>
</file>